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nterceptor.beforeHandshake( ServerHttpRequest request , ServerHttpResponse response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Interceptor.afterHandshake( ServerHttpRequest request , ServerHttpResponse response , WebSocketHandler wsHandler ,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ttpRequestHandlerTests.handshake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HttpRequestHandlerTests.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Interceptor.TestInterceptor( boolean allowHandshak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HttpRequestHandlerTests.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